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rch 16, 2022 (09:09: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01:09:22Z</meta:creation-date>
    <dc:date>2022-03-17T01:09:22Z</dc:date>
    <meta:user-defined meta:name="date" meta:value-type="string">March  16, 2022 (09:09: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